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092341A529859909.png" manifest:media-type="image/png"/>
  <manifest:file-entry manifest:full-path="Pictures/10000000000001A00000008D6042781F09042F20.jpg" manifest:media-type="image/jpeg"/>
  <manifest:file-entry manifest:full-path="Pictures/10000000000000210000016ECE5EDFF78BA803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Verdana" svg:font-family="Verdana" style:font-family-generic="swiss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0.431cm" fo:min-width="0cm" fo:padding-top="0.13cm" fo:padding-bottom="0.13cm" fo:padding-left="0.25cm" fo:padding-right="0.25cm" fo:wrap-option="no-wrap"/>
      <style:paragraph-properties style:writing-mode="lr-tb"/>
    </style:style>
    <style:style style:name="pr2" style:family="presentation" style:parent-style-name="Default-title">
      <style:graphic-properties fo:min-height="3.725cm"/>
      <style:paragraph-properties style:writing-mode="lr-tb"/>
    </style:style>
    <style:style style:name="pr3" style:family="presentation" style:parent-style-name="Default-outline1">
      <style:graphic-properties draw:fit-to-size="false" style:shrink-to-fit="true" fo:min-height="11.15cm"/>
      <style:paragraph-properties style:writing-mode="lr-tb"/>
    </style:style>
    <style:style style:name="pr4" style:family="presentation" style:parent-style-name="Default-notes">
      <style:graphic-properties draw:fill-color="#ffffff" fo:min-height="11.334cm"/>
      <style:paragraph-properties style:writing-mode="lr-tb"/>
    </style:style>
    <style:style style:name="pr5" style:family="presentation" style:parent-style-name="Default-title">
      <style:graphic-properties draw:auto-grow-height="true" fo:min-height="3.725cm"/>
      <style:paragraph-properties style:writing-mode="lr-tb"/>
    </style:style>
    <style:style style:name="pr6" style:family="presentation" style:parent-style-name="Default-outline1">
      <style:graphic-properties fo:min-height="10.799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1.334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24p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3" style:family="paragraph">
      <loext:graphic-properties draw:fill="solid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style:writing-mode="lr-tb"/>
      <style:text-properties fo:font-style="italic" style:font-style-asian="italic" style:font-style-complex="italic"/>
    </style:style>
    <style:style style:name="P7" style:family="paragraph">
      <style:paragraph-properties style:writing-mode="lr-tb"/>
      <style:text-properties fo:font-size="40pt" style:font-size-asian="40pt" style:font-size-complex="40pt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style:paragraph-properties style:writing-mode="lr-tb"/>
      <style:text-properties fo:font-size="40pt" fo:font-style="italic" style:font-size-asian="40pt" style:font-style-asian="italic" style:font-size-complex="40pt" style:font-style-complex="italic"/>
    </style:style>
    <style:style style:name="P10" style:family="paragraph">
      <style:paragraph-properties style:writing-mode="lr-tb"/>
    </style:style>
    <style:style style:name="T1" style:family="text">
      <style:text-properties fo:color="#333333" loext:opacity="100%" style:font-name="Verdana" fo:font-size="44pt" fo:language="es" fo:country="ES" style:font-name-asian="WenQuanYi Micro Hei" style:font-size-asian="44pt" style:font-name-complex="WenQuanYi Micro Hei" style:font-size-complex="44pt"/>
    </style:style>
    <style:style style:name="T2" style:family="text">
      <style:text-properties fo:color="#333333" loext:opacity="100%" style:font-name="Verdana" fo:font-size="44pt" fo:language="es" fo:country="ES" fo:font-style="italic" style:font-name-asian="WenQuanYi Micro Hei" style:font-size-asian="44pt" style:font-style-asian="italic" style:font-name-complex="WenQuanYi Micro Hei" style:font-size-complex="44pt" style:font-style-complex="italic"/>
    </style:style>
    <style:style style:name="T3" style:family="text">
      <style:text-properties fo:color="#ffffff" loext:opacity="100%" style:font-name="Verdana" fo:font-size="36pt" fo:language="es" fo:country="ES" style:font-name-asian="WenQuanYi Micro Hei" style:font-size-asian="36pt" style:font-name-complex="WenQuanYi Micro Hei" style:font-size-complex="36pt"/>
    </style:style>
    <style:style style:name="T4" style:family="text">
      <style:text-properties fo:color="#000000" loext:opacity="100%" style:font-name="Times New Roman" fo:font-size="14pt" fo:language="es" fo:country="ES" style:font-name-asian="DejaVu Sans1" style:font-size-asian="14pt" style:font-name-complex="DejaVu Sans1" style:font-size-complex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fo:font-style="normal" style:font-size-asian="40pt" style:font-style-asian="normal" style:font-size-complex="40pt" style:font-style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Detectar falso agilismo (</text:span><text:span text:style-name="T2">agile bullshit</text:span><text:span text:style-name="T1">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3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5">Agile bullshit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El Defense Innovation Board del Departamento de Defensa de EE.UU. contrata mucho software</text:span></text:p>
              </text:list-item>
              <text:list-item>
                <text:p><text:span text:style-name="T6">Como el término ágil está de moda y todos los proveedores de software presumen de serlo, publicaron una breve guía que usan internamente para detectar lo que ellos llaman </text:span><text:span text:style-name="T7">agile bullshit</text:span></text:p>
                <text:list>
                  <text:list-item>
                    <text:p><text:span text:style-name="T8">Formas de detectar que un proveedor de software que presume de ser ágil, no lo es realmente</text:span></text:p>
                  </text:list-item>
                </text:list>
              </text:list-item>
            </text:list>
          </draw:text-box>
        </draw:frame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5cm" presentation:class="title" presentation:user-transformed="true">
          <draw:text-box>
            <text:p><text:span text:style-name="T9">Claves para detectar que un proyecto no es ágil de ver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Nadie habla con los usuarios del software en acción ni les observa usándolo</text:span></text:p>
                <text:list>
                  <text:list-item>
                    <text:p><text:span text:style-name="T8">Usuarios reales con el software real</text:span></text:p>
                  </text:list-item>
                </text:list>
              </text:list-item>
              <text:list-item>
                <text:p><text:span text:style-name="T6">No hay feedback continuo desde los usuarios hasta el equipo de desarrollo</text:span></text:p>
                <text:list>
                  <text:list-item>
                    <text:p><text:span text:style-name="T8">No basta con hablar con ellos al principio del desarrollo para verificar los requisitos</text:span></text:p>
                  </text:list-item>
                </text:list>
              </text:list-item>
              <text:list-item>
                <text:p><text:span text:style-name="T6">Cumplir los requisitos se considera más importante que entregar algo útil lo antes posible</text:span></text:p>
              </text:list-item>
            </text:list>
          </draw:text-box>
        </draw:frame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5cm" presentation:class="title" presentation:user-transformed="true">
          <draw:text-box>
            <text:p><text:span text:style-name="T9">Claves para detectar que un proyecto no es ágil de ver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Los interesados (desarrollo, test, seguridad, subcontratas, usuarios finales...) no están coordinados, actúan cada uno por su cuenta</text:span></text:p>
                <text:list>
                  <text:list-item>
                    <text:p><text:span text:style-name="T8">La frase “eso no es mi trabajo” surge frecuentemente al hablar con ellos</text:span></text:p>
                  </text:list-item>
                </text:list>
              </text:list-item>
              <text:list-item>
                <text:p><text:span text:style-name="T6">Los/as usuarios/as finales no aparecen por ningún sitio durante el desarrollo</text:span></text:p>
                <text:list>
                  <text:list-item>
                    <text:p><text:span text:style-name="T8">Como mínimo deberían participar en la planificación de lanzamientos y los tests de aceptación por usuarios/as</text:span></text:p>
                  </text:list-item>
                </text:list>
              </text:list-item>
              <text:list-item>
                <text:p><text:span text:style-name="T6">No hay cultura DevSecOps si se tolera que se hagan cosas a mano que podrían y deberían ser automatizadas</text:span></text:p>
                <text:list>
                  <text:list-item>
                    <text:p><text:span text:style-name="T8">Tests, integración continua, entrega continua</text:span></text:p>
                  </text:list-item>
                </text:list>
              </text:list-item>
            </text:list>
          </draw:text-box>
        </draw:frame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5cm" presentation:class="title" presentation:user-transformed="true">
          <draw:text-box>
            <text:p><text:span text:style-name="T9">Herramientas habituales en equipos ágil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Usarlas no garantiza nada, pero un equipo que no usa ninguna de estas cosas (o equivalentes) seguro que no es ágil</text:span></text:p>
              </text:list-item>
              <text:list-item>
                <text:p><text:span text:style-name="T6">Las herramientas cambian con el tiempo, pero señalan algunas actuales (no las pongo todas)</text:span></text:p>
                <text:list>
                  <text:list-item>
                    <text:p><text:span text:style-name="T8">Git u otro sistema de control de versiones</text:span></text:p>
                  </text:list-item>
                  <text:list-item>
                    <text:p><text:span text:style-name="T8">BitBucket o GitHub para alojar repositorios y otras cosas como la gestión de incidencias</text:span></text:p>
                  </text:list-item>
                  <text:list-item>
                    <text:p><text:span text:style-name="T8">Jenkins, Circle CI, Travis CI, algo que ayude a montar sistemas CI</text:span></text:p>
                  </text:list-item>
                  <text:list-item>
                    <text:p><text:span text:style-name="T8">Chef, Ansible, Puppet para la configuración automática de servidores</text:span></text:p>
                  </text:list-item>
                  <text:list-item>
                    <text:p><text:span text:style-name="T8">Docker</text:span></text:p>
                  </text:list-item>
                  <text:list-item>
                    <text:p><text:span text:style-name="T8">Kubernets o Docker Swarm</text:span></text:p>
                  </text:list-item>
                  <text:list-item>
                    <text:p><text:span text:style-name="T8">Jira (gestión de incidencias, seguimiento y gestión del estado del proyecto)</text:span></text:p>
                  </text:list-item>
                </text:list>
              </text:list-item>
            </text:list>
          </draw:text-box>
        </draw:frame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5cm" presentation:class="title" presentation:user-transformed="true">
          <draw:text-box>
            <text:p><text:span text:style-name="T9">Pregunta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El documento propone unas cuantas preguntas que se les puede hacer a los contratistas para determinar su grado de agilidad real</text:span></text:p>
              </text:list-item>
              <text:list-item>
                <text:p><text:span text:style-name="T6">Pongo unas cuantas a continuación</text:span></text:p>
              </text:list-item>
            </text:list>
          </draw:text-box>
        </draw:frame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5cm" presentation:class="title" presentation:user-transformed="true">
          <draw:text-box>
            <text:p><text:span text:style-name="T9">Preguntas a los equipos de desarroll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¿Cómo probáis el código?</text:span></text:p>
              </text:list-item>
              <text:list-item>
                <text:p><text:span text:style-name="T6">Respuestas malas</text:span></text:p>
                <text:list>
                  <text:list-item>
                    <text:p><text:span text:style-name="T8">Tenemos un grupo de testers</text:span></text:p>
                  </text:list-item>
                  <text:list-item>
                    <text:p><text:span text:style-name="T8">El equipo de operaciones e ingeniería es responsable de las pruebas</text:span></text:p>
                  </text:list-item>
                </text:list>
              </text:list-item>
              <text:list-item>
                <text:p><text:span text:style-name="T6">Si se quiere indagar un poco más se les puede preguntar</text:span></text:p>
                <text:list>
                  <text:list-item>
                    <text:p><text:span text:style-name="T8">Por las herramientas de testing que usan para pruebas unitarias, funcionales, de seguridad etc.</text:span></text:p>
                  </text:list-item>
                </text:list>
              </text:list-item>
            </text:list>
          </draw:text-box>
        </draw:frame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5cm" presentation:class="title" presentation:user-transformed="true">
          <draw:text-box>
            <text:p><text:span text:style-name="T9">Preguntas a los equipos de desarroll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¿Cómo de automatizados están vuestro desarrollo, pruebas, seguridad o pipelines de despliegue?</text:span></text:p>
              </text:list-item>
              <text:list-item>
                <text:p><text:span text:style-name="T6">Si se quiere indagar un poco más se les puede preguntar</text:span></text:p>
                <text:list>
                  <text:list-item>
                    <text:p><text:span text:style-name="T8">Por las herramientas que usan para CI/CD</text:span></text:p>
                  </text:list-item>
                  <text:list-item>
                    <text:p><text:span text:style-name="T8">Por las herramientas que usan para la documentación del software</text:span></text:p>
                  </text:list-item>
                  <text:list-item>
                    <text:p><text:span text:style-name="T8">Si su infraestructura de hardware está definida mediante código</text:span></text:p>
                  </text:list-item>
                </text:list>
              </text:list-item>
            </text:list>
          </draw:text-box>
        </draw:frame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5cm" presentation:class="title" presentation:user-transformed="true">
          <draw:text-box>
            <text:p><text:span text:style-name="T9">Preguntas a los equipos de desarroll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¿Quiénes son vuestros usuarios y cómo interactuáis con ellos?</text:span></text:p>
              </text:list-item>
              <text:list-item>
                <text:p><text:span text:style-name="T6">Si se quiere indagar un poco más se les puede preguntar</text:span></text:p>
                <text:list>
                  <text:list-item>
                    <text:p><text:span text:style-name="T8">¿Qué mecanismos usáis para tener feedback directo de los usuarios?</text:span></text:p>
                  </text:list-item>
                  <text:list-item>
                    <text:p><text:span text:style-name="T8">¿Qué herramienta usáis para que los usuarios reporten incidencias?</text:span></text:p>
                  </text:list-item>
                  <text:list-item>
                    <text:p><text:span text:style-name="T8">¿Cómo se asignan incidencias a los desarrolladores?</text:span></text:p>
                  </text:list-item>
                  <text:list-item>
                    <text:p><text:span text:style-name="T8">¿Cómo se informa a los usuarios de que sus incidencias se están tratando, o que han sido resueltas?</text:span></text:p>
                  </text:list-item>
                </text:list>
              </text:list-item>
            </text:list>
          </draw:text-box>
        </draw:frame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5cm" presentation:class="title" presentation:user-transformed="true">
          <draw:text-box>
            <text:p><text:span text:style-name="T9">Preguntas a los equipos de desarroll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¿Cuál es vuestro tiempo de ciclo, actual y futuro, para entregar a vuestros usuarios?</text:span></text:p>
                <text:list>
                  <text:list-item>
                    <text:p><text:span text:style-name="T8">La pregunta es que cuánto tarda una funcionalidad nueva entre que se la piden y les llega a los usuarios</text:span></text:p>
                  </text:list-item>
                </text:list>
              </text:list-item>
              <text:list-item>
                <text:p><text:span text:style-name="T6">Si se quiere indagar un poco más se les puede preguntar</text:span></text:p>
                <text:list>
                  <text:list-item>
                    <text:p><text:span text:style-name="T8">¿Usáis contenedores?</text:span></text:p>
                  </text:list-item>
                  <text:list-item>
                    <text:p><text:span text:style-name="T8">¿Qué herramientas de gestión de configuraciones usáis?</text:span></text:p>
                  </text:list-item>
                </text:list>
              </text:list-item>
            </text:list>
          </draw:text-box>
        </draw:frame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5cm" presentation:class="title" presentation:user-transformed="true">
          <draw:text-box>
            <text:p><text:span text:style-name="T9">Preguntas a clientes y usuario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¿Cómo os comunicáis con los desarrolladores?</text:span></text:p>
              </text:list-item>
              <text:list-item>
                <text:p><text:span text:style-name="T6">¿Os observan usando la aplicación y hacen preguntas que demuestran que comprenden vuestras necesidades?</text:span></text:p>
              </text:list-item>
              <text:list-item>
                <text:p><text:span text:style-name="T6">¿Cuándo es la última vez que se sentaron a hablar con vosotros sobre funcionalidades que os gustaría tener?</text:span></text:p>
              </text:list-item>
              <text:list-item>
                <text:p><text:span text:style-name="T6">¿Cómo enviáis sugerencias o informes de errores?</text:span></text:p>
              </text:list-item>
              <text:list-item>
                <text:p><text:span text:style-name="T6">¿Cómo os dan el feedback de esas sugerencias o informes?</text:span></text:p>
              </text:list-item>
              <text:list-item>
                <text:p><text:span text:style-name="T6">Desde que pedís un cambio hasta que lo tenéis, ¿cuánto tiempo pasa?</text:span></text:p>
              </text:list-item>
            </text:list>
          </draw:text-box>
        </draw:frame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5cm" presentation:class="title" presentation:user-transformed="true">
          <draw:text-box>
            <text:p><text:span text:style-name="T9">Preguntas a la gerencia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¿Cuáles son las métricas de gestión sobre desarrollo y operaciones?</text:span></text:p>
                <text:list>
                  <text:list-item>
                    <text:p><text:span text:style-name="T8">Se buscan respuestas como estas:</text:span></text:p>
                    <text:list>
                      <text:list-item>
                        <text:p><text:span text:style-name="T10">Velocidad de los equipos</text:span></text:p>
                      </text:list-item>
                      <text:list-item>
                        <text:p><text:span text:style-name="T10">Tiempo de ciclo (desde que se pide una funcionalidad hasta que llega a los usuarios)</text:span></text:p>
                      </text:list-item>
                      <text:list-item>
                        <text:p><text:span text:style-name="T10">Tiempo de </text:span><text:span text:style-name="T11">lead</text:span><text:span text:style-name="T10"> (desde que se sube el código al VCS hasta que llega a los usuarios)</text:span></text:p>
                      </text:list-item>
                      <text:list-item>
                        <text:p><text:span text:style-name="T10">Cobertura de tests</text:span></text:p>
                      </text:list-item>
                      <text:list-item>
                        <text:p><text:span text:style-name="T10">Tasa de cambio del código (</text:span><text:span text:style-name="T11">code churn</text:span><text:span text:style-name="T10">)</text:span></text:p>
                      </text:list-item>
                      <text:list-item>
                        <text:p><text:span text:style-name="T10">Tiempo de recuperación del servicio después de un corte</text:span></text:p>
                      </text:list-item>
                      <text:list-item>
                        <text:p><text:span text:style-name="T10">..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¿Cómo se usan para informar sobre prioridades, detectar problemas etc.?</text:span></text:p>
              </text:list-item>
              <text:list-item>
                <text:p><text:span text:style-name="T6">¿Con qué frecuencia los managers y la dirección técnica consultan estas métricas?</text:span></text:p>
              </text:list-item>
            </text:list>
          </draw:text-box>
        </draw:frame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5cm" presentation:class="title" presentation:user-transformed="true">
          <draw:text-box>
            <text:p><text:span text:style-name="T9">Preguntas a la gerencia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¿Los equipos entregan software a, al menos, una parte de los usuarios reales en cada iteración para obtener feedback?</text:span></text:p>
              </text:list-item>
              <text:list-item>
                <text:p><text:span text:style-name="T6">¿Hay una guía/plan de producto con los objetivos estratégicos del mismo? ¿La entienden todos los miembros del equipo?</text:span></text:p>
              </text:list-item>
              <text:list-item>
                <text:p><text:span text:style-name="T6">¿Se convierte el feedback de los usuarios en items de trabajo concretos para los equipos en plazos inferiores a un mes?</text:span></text:p>
              </text:list-item>
              <text:list-item>
                <text:p><text:span text:style-name="T6">¿Se anima a los equipos a cambiar requisitos en base al feedback de los usuarios?</text:span></text:p>
              </text:list-item>
              <text:list-item>
                <text:p><text:span text:style-name="T6">¿Se anima a los equipos a cambiar sus procesos en base a lo que aprenden?</text:span></text:p>
              </text:list-item>
              <text:list-item>
                <text:p><text:span text:style-name="T6">¿Es todo el ecosistema de tu proyecto ágil?</text:span></text:p>
                <text:list>
                  <text:list-item>
                    <text:p><text:span text:style-name="T8">Por ejemplo, no tiene sentido usar desarrollo ágil y luego tener despliegues tradicionales, manuales y tardíos</text:span></text:p>
                  </text:list-item>
                </text:list>
              </text:list-item>
              <text:list-item>
                <text:p><text:span text:style-name="T12">Las respuestas a estas 6 preguntas deberían ser “sí”</text:span></text:p>
              </text:list-item>
            </text:list>
          </draw:text-box>
        </draw:frame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6" draw:text-style-name="P10" draw:layer="layout" svg:width="22.6cm" svg:height="11.049cm" svg:x="1.4cm" svg:y="4.8cm" presentation:class="outline" presentation:user-transformed="true">
          <draw:text-box>
            <text:list text:style-name="L5">
              <text:list-item>
                <text:p>DIB Guide: Detecting Agile BS</text:p>
              </text:list-item>
              <text:list-item>
                <text:p><text:a xlink:href="https://media.defense.gov/2019/May/02/2002127286/-1/-1/0/DIBGUIDEDETECTINGAGILEBS.PDF" xlink:type="simple">https://media.defense.gov/2019/May/02/2002127286/-1/-1/0/DIBGUIDEDETECTINGAGILEBS.PDF</text:a></text:p>
                <text:p/>
                <text:p/>
              </text:list-item>
            </text:list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Verdana" svg:font-family="Verdana" style:font-family-generic="swiss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0.548cm" fo:min-width="4.638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6.964cm" fo:padding-top="0.13cm" fo:padding-bottom="0.13cm" fo:padding-left="0.25cm" fo:padding-right="0.25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24pt"/>
    </style:style>
    <style:style style:name="MP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color="#000000" loext:opacity="100%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CE5EDFF78BA8033C.jpg" xlink:type="simple" xlink:show="embed" xlink:actuate="onLoad" draw:mime-type="image/jpeg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25.4cm" svg:height="2.324cm" svg:x="-0.069cm" svg:y="16.702cm">
        <draw:image xlink:href="Pictures/10000000000000210000016ECE5EDFF78BA8033C.jpg" xlink:type="simple" xlink:show="embed" xlink:actuate="onLoad" draw:mime-type="image/jpeg">
          <text:p/>
        </draw:image>
      </draw:frame>
      <draw:frame draw:style-name="Mgr3" draw:text-style-name="MP5" draw:layer="backgroundobjects" svg:width="4.803cm" svg:height="1.636cm" svg:x="20.33cm" svg:y="16.777cm">
        <draw:image xlink:href="Pictures/10000000000001A00000008D6042781F09042F20.jpg" xlink:type="simple" xlink:show="embed" xlink:actuate="onLoad" draw:mime-type="image/jpeg">
          <text:p/>
        </draw:image>
      </draw:frame>
      <draw:custom-shape draw:style-name="Mgr4" draw:text-style-name="MP7" draw:layer="backgroundobjects" svg:width="5.138cm" svg:height="0.798cm" svg:x="20.33cm" svg:y="18.228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9" draw:layer="backgroundobjects" svg:width="17.464cm" svg:height="1.288cm" svg:x="0.136cm" svg:y="17.785cm">
        <text:list text:style-name="ML2">
          <text:list-header>
            <text:p text:style-name="MP8"><text:span text:style-name="MT3">Salvo que se indique lo contrario, este trabajo es © </text:span><text:span text:style-name="MT3"><text:date style:data-style-name="D4" text:date-value="2023-09-28">28/09/2023</text:date></text:span><text:span text:style-name="MT3"><text:s/>Rubén Béjar </text:span><text:span text:style-name="MT4"><text:a xlink:href="http://www.rubenbejar.com/" xlink:type="simple">http://www.rubenbejar.com</text:a></text:span><text:span text:style-name="MT4"><text:s/></text:span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6" draw:text-style-name="MP10" draw:layer="backgroundobjects" svg:width="1.895cm" svg:height="0.667cm" svg:x="0.436cm" svg:y="17.213cm">
        <draw:image xlink:href="Pictures/10000001000000580000001F092341A529859909.png" xlink:type="simple" xlink:show="embed" xlink:actuate="onLoad" draw:mime-type="image/png">
          <text:p/>
        </draw:image>
      </draw:frame>
      <presentation:notes style:page-layout-name="PM0">
        <draw:rect draw:style-name="Mgr7" draw:text-style-name="MP11" draw:layer="backgroundobjects" svg:width="19.05cm" svg:height="25.4cm" svg:x="0cm" svg:y="0cm">
          <text:p/>
        </draw:rect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13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3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3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positiva 1</dc:title>
    <meta:creation-date>2018-09-20T14:02:03.951432728</meta:creation-date>
    <meta:editing-cycles>28</meta:editing-cycles>
    <meta:editing-duration>PT1H53M20S</meta:editing-duration>
    <meta:generator>LibreOffice/7.3.7.2$Linux_X86_64 LibreOffice_project/30$Build-2</meta:generator>
    <meta:initial-creator>Rubén Béjar</meta:initial-creator>
    <dc:date>2023-09-28T10:14:43.429200242</dc:date>
    <dc:creator>Rubén Béjar</dc:creator>
    <meta:document-statistic meta:object-count="111"/>
  </office:meta>
</office:document-meta>
</file>